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3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false"/>
    </style:style>
    <style:style style:name="ro4" style:family="table-row">
      <style:table-row-properties style:row-height="7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>
      <style:table-cell-properties fo:background-color="#999999" fo:wrap-option="wrap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8"/>
        <table:table-column table:style-name="co2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ewertung LBV 151-1 – Projektarbeit mit Präsentation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Janosch Diggelmann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Klasse: IN16-20c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Abgabe: 08.01.2020, Präsentation: 15.01.202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Bewertungsraster: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Vollständig, alle Anforderungen erfüllt, gut umgesetzt</text:p>
          </table:table-cell>
          <table:table-cell table:style-name="Default" office:value-type="string" calcext:value-type="string">
            <text:p>alle Punkt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Fast vollständig, kleinere Mängel</text:p>
          </table:table-cell>
          <table:table-cell table:style-name="Default" office:value-type="string" calcext:value-type="string">
            <text:p>2/3 der Punkt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Mangelhafte Umsetzung</text:p>
          </table:table-cell>
          <table:table-cell table:style-name="Default" office:value-type="string" calcext:value-type="string">
            <text:p>1/3 der Punkt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Anforderungen nicht erfüllt oder weisen grosse Mängel auf</text:p>
          </table:table-cell>
          <table:table-cell table:style-name="Default" office:value-type="string" calcext:value-type="string">
            <text:p>0 Punkte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Aufgabe</text:p>
          </table:table-cell>
          <table:table-cell table:style-name="ce2" office:value-type="string" calcext:value-type="string">
            <text:p>Max. Punkte</text:p>
          </table:table-cell>
          <table:table-cell table:style-name="ce2" office:value-type="string" calcext:value-type="string">
            <text:p>Raster (0-3)</text:p>
          </table:table-cell>
          <table:table-cell table:style-name="ce12" office:value-type="string" calcext:value-type="string" table:number-columns-spanned="1" table:number-rows-spanned="2">
            <text:p>erreichte Punkte</text:p>
          </table:table-cell>
          <table:table-cell/>
          <table:table-cell table:style-name="ce5" office:value-type="string" calcext:value-type="string">
            <text:p>Notizen</text:p>
          </table:table-cell>
        </table:table-row>
        <table:table-row table:style-name="ro3">
          <table:table-cell table:style-name="ce2" office:value-type="string" calcext:value-type="string">
            <text:p>Dokumentation (50%, 100 pt)</text:p>
          </table:table-cell>
          <table:table-cell table:style-name="ce2" table:number-columns-repeated="2"/>
          <table:covered-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Sinnvolle Zeitplanung mit Meilensteinen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B17]/3*[.C17]" office:value-type="float" office:value="8.33333333333333" calcext:value-type="float">
            <text:p>8.33</text:p>
          </table:table-cell>
          <table:table-cell/>
          <table:table-cell office:value-type="string" calcext:value-type="string">
            <text:p>Zeitplanung: Zeitlicher Zusammenhang fehlt: Wann wird was gemacht?</text:p>
          </table:table-cell>
        </table:table-row>
        <table:table-row table:style-name="ro2">
          <table:table-cell table:style-name="ce3" office:value-type="string" calcext:value-type="string">
            <text:p>Fachliche Richtigkeit: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- Dokumentation mit UML zeigen Applikations-Architektur und -Abläuf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9]/3*[.C19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Der eigentliche Kern, das MVC-Framework, wird zu wenig erklärt: Es wird nur kurz auf einer Seite textuell darauf eingegangen. Hier wäre ein Ablaufdiagramm mit Bezug zu den Klassen sehr hilfreich gewesen.</text:p>
          </table:table-cell>
        </table:table-row>
        <table:table-row table:style-name="ro2">
          <table:table-cell office:value-type="string" calcext:value-type="string">
            <text:p>- ERD sinnvoll und beschreibt Datenmode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20]/3*[.C20]" office:value-type="float" office:value="10" calcext:value-type="float">
            <text:p>10.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- Testplan und -Protokolle zu wichtigen Funktionalitäten sind vorhande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21]/3*[.C21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Testfall-Vermischung: Splitten Sie einzelne Szenarien in mehrere Testfälle! Nich in 1 einzigen Schritt mehrere Szenarien definieren!</text:p>
          </table:table-cell>
        </table:table-row>
        <table:table-row table:style-name="ro2">
          <table:table-cell office:value-type="string" calcext:value-type="string">
            <text:p>- Test-Durchführung wurde vorgenommen und ist dokumentie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22]/3*[.C22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Umsetzung MVC-Framework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- Sinnvolle Umsetzung von MVC, Dokumentation zeigt Umsetzung des MVC-Frameworks <text:span text:style-name="T1">(</text:span>UML, Ablauf-Beschreibung o.ä.<text:span text:style-name="T1">)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[.B24]/3*[.C24]" office:value-type="float" office:value="5" calcext:value-type="float">
            <text:p>5.00</text:p>
          </table:table-cell>
          <table:table-cell/>
          <table:table-cell office:value-type="string" calcext:value-type="string">
            <text:p>Sehr mager. Auf einer Seite textuell kurz erklärt. Aber wie «geht» das nun konkret in Ihrem Framework? Erklären Sie dies in Ihrer Dokumentation!</text:p>
          </table:table-cell>
        </table:table-row>
        <table:table-row table:style-name="ro4">
          <table:table-cell office:value-type="string" calcext:value-type="string">
            <text:p>- Dokumentation zeigt Abgrenzung Front- /Backend im Bezug auf das MVC-Framework <text:span text:style-name="T1">(</text:span>Wo "findet MVC statt"<text:span text:style-name="T1">)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5]/3*[.C25]" office:value-type="float" office:value="0" calcext:value-type="float">
            <text:p>0.00</text:p>
          </table:table-cell>
          <table:table-cell/>
          <table:table-cell office:value-type="string" calcext:value-type="string">
            <text:p>Ich sehe nirgends eine Aufstellung / Diagramm / Systemarchitektur, welches beschreibt, was wo passiert (Frontend/Backend).</text:p>
          </table:table-cell>
        </table:table-row>
        <table:table-row table:style-name="ro2">
          <table:table-cell table:style-name="ce3" office:value-type="string" calcext:value-type="string">
            <text:p>Sicherheitsmassnahmen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Dokumentation zeigt Massnahmen gegen Web-Bedrohung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7]/3*[.C27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Es gibt noch etliche andere Bedrohungen, welche Sie zumindest erwähnen sollten: was ist mit XSS, CSRF, direkter File-Download ….</text:p>
          </table:table-cell>
        </table:table-row>
        <table:table-row table:style-name="ro4">
          <table:table-cell office:value-type="string" calcext:value-type="string">
            <text:p>- Dokumentation zeigt Massnahmen zur Authentifizierung und Autorisierung der Benutzer/Dat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8]/3*[.C28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Sehr mager: Wie wird ein User authentifiziert? Wo passiert das in Ihrem Framework? Wie wird das wo geprüft? → Hier hätten Sie mehr zeigen müssen.</text:p>
          </table:table-cell>
        </table:table-row>
        <table:table-row table:style-name="ro4">
          <table:table-cell table:style-name="ce3" office:value-type="string" calcext:value-type="string">
            <text:p>Schlüssigkeit, roter Fad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9]/3*[.C29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Pflichtenheft: eine kurze Beschreibung der Applikation gehört dazu (Zusammenfassung, Management summary…), damit man überhaupt weiss, um was es grob geht.</text:p>
            <text:p>Roter Faden fehlt: Für einen Aussenstehenden ist es schwierig nachzuvollziehen, um was es eigentlich geht, und wie die einzelnen Teile zusammenhängen.</text:p>
          </table:table-cell>
        </table:table-row>
        <table:table-row table:style-name="ro2">
          <table:table-cell table:style-name="ce3" office:value-type="string" calcext:value-type="string">
            <text:p>Formalität und Rechtschreib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30]/3*[.C30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Viele Recht- und Satzstellungsfehler</text:p>
          </table:table-cell>
        </table:table-row>
        <table:table-row table:style-name="ro2">
          <table:table-cell office:value-type="string" calcext:value-type="string">
            <text:p>Total:</text:p>
          </table:table-cell>
          <table:table-cell table:formula="of:=SUM([.B17:.B30])" office:value-type="float" office:value="100" calcext:value-type="float">
            <text:p>100</text:p>
          </table:table-cell>
          <table:table-cell/>
          <table:table-cell table:style-name="ce13" table:formula="of:=SUM([.D17:.D30])" office:value-type="float" office:value="61.6666666666667" calcext:value-type="float">
            <text:p>61.67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Präsentation (30 %, 60 pt)</text:p>
          </table:table-cell>
          <table:table-cell table:style-name="ce2"/>
          <table:table-cell table:number-columns-repeated="4"/>
        </table:table-row>
        <table:table-row table:style-name="ro4">
          <table:table-cell table:style-name="ce3" office:value-type="string" calcext:value-type="string">
            <text:p>Sprachlicher Ausdruck (Verständlichkeit, sprachliche Sicherheit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33]/3*[.C33]" office:value-type="float" office:value="12" calcext:value-type="float">
            <text:p>12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blauf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Schlüssiger Ablauf, roter Fade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35]/3*[.C35]" office:value-type="float" office:value="15" calcext:value-type="float">
            <text:p>1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gute Vorbereitung <text:span text:style-name="T1">(</text:span>Technik und Vortrag<text:span text:style-name="T1">)</text:span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36]/3*[.C36]" office:value-type="float" office:value="12" calcext:value-type="float">
            <text:p>12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zeigt wichtige / sinnvolle Aspekte der Arbei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37]/3*[.C37]" office:value-type="float" office:value="15" calcext:value-type="float">
            <text:p>15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trahmen eingehalt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Präsentati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9]/3*[.C39]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Dem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40]/3*[.C40]" office:value-type="float" office:value="3" calcext:value-type="float">
            <text:p>3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:</text:p>
          </table:table-cell>
          <table:table-cell table:formula="of:=SUM([.B33:.B40])" office:value-type="float" office:value="60" calcext:value-type="float">
            <text:p>60</text:p>
          </table:table-cell>
          <table:table-cell/>
          <table:table-cell table:formula="of:=SUM([.D33:.D40])" office:value-type="float" office:value="60" calcext:value-type="float">
            <text:p>60.00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Programm / Quellcode (20%, 40 pt)</text:p>
          </table:table-cell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rogramm lauffähig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MVC-Architektur funktionie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4]/3*[.C44]" office:value-type="float" office:value="2.66666666666667" calcext:value-type="float">
            <text:p>2.67</text:p>
          </table:table-cell>
          <table:table-cell/>
          <table:table-cell office:value-type="string" calcext:value-type="string">
            <text:p>Achtung, Programm bei mir nicht ohne Weiteres lauffähig: im Code sind viele absolute File-Pfade vorhanden.</text:p>
          </table:table-cell>
        </table:table-row>
        <table:table-row table:style-name="ro3">
          <table:table-cell office:value-type="string" calcext:value-type="string">
            <text:p>- Datenbankzugriff funktioni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5]/3*[.C45]" office:value-type="float" office:value="4" calcext:value-type="float">
            <text:p>4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Sicherheitsmassnahmen greif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6]/3*[.C46]" office:value-type="float" office:value="4" calcext:value-type="float">
            <text:p>4.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Deckt Anforderungen aus Pflichtenheft a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eigene Anforderung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8]/3*[.C48]" office:value-type="float" office:value="4" calcext:value-type="float">
            <text:p>4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eigenes MVC-Framework umgesetz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9]/3*[.C49]" office:value-type="float" office:value="4" calcext:value-type="float">
            <text:p>4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Umsetzung von Sicherheitsmassnahmen wie beschrieb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50]/3*[.C50]" office:value-type="float" office:value="4" calcext:value-type="float">
            <text:p>4.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ode deckt sich mit der Dokumenta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Architektur wie in Dok/UML umgesetz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52]/3*[.C52]" office:value-type="float" office:value="4" calcext:value-type="float">
            <text:p>4.00</text:p>
          </table:table-cell>
          <table:table-cell/>
          <table:table-cell office:value-type="string" calcext:value-type="string">
            <text:p>Es wurde ein MVC-Framework umgesetzt, jedoch ist nicht ersichtlich, wo / wie dies mit der geplanten Architektur zusammenhängt.</text:p>
          </table:table-cell>
        </table:table-row>
        <table:table-row table:style-name="ro3">
          <table:table-cell office:value-type="string" calcext:value-type="string">
            <text:p>- ERD wie dokumentiert umgesetz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53]/3*[.C53]" office:value-type="float" office:value="6" calcext:value-type="float">
            <text:p>6.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bgabe vollständig (Code, DB-Dump als SQL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54]/3*[.C54]" office:value-type="float" office:value="4" calcext:value-type="float">
            <text:p>4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:</text:p>
          </table:table-cell>
          <table:table-cell table:formula="of:=SUM([.B44:.B54])" office:value-type="float" office:value="40" calcext:value-type="float">
            <text:p>40</text:p>
          </table:table-cell>
          <table:table-cell/>
          <table:table-cell table:formula="of:=SUM([.D44:.D54])" office:value-type="float" office:value="36.6666666666667" calcext:value-type="float">
            <text:p>36.67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Weiteres</text:p>
          </table:table-cell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5" office:value-type="string" calcext:value-type="string">
            <text:p>Total (aufgerundet)</text:p>
          </table:table-cell>
          <table:table-cell table:style-name="ce9" table:formula="of:=SUM([.B55];[.B41];[.B31];[.B57])" office:value-type="float" office:value="200" calcext:value-type="float">
            <text:p>200.00</text:p>
          </table:table-cell>
          <table:table-cell/>
          <table:table-cell table:style-name="ce9" table:formula="of:=ROUNDUP(SUM([.D31];[.D41];[.D55];[.D57]))" office:value-type="float" office:value="159" calcext:value-type="float">
            <text:p>159.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ote</text:p>
          </table:table-cell>
          <table:table-cell table:style-name="ce10" table:formula="of:=(5*[.B58]/[.$B$58])+1" office:value-type="float" office:value="6" calcext:value-type="float">
            <text:p>6.0</text:p>
          </table:table-cell>
          <table:table-cell/>
          <table:table-cell table:style-name="ce10" table:formula="of:=(5*[.D58]/[.$B$58])+1" office:value-type="float" office:value="4.975" calcext:value-type="float">
            <text:p>5.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11" table:formula="of:=[.B58]/[.$B$58]*100" office:value-type="float" office:value="100" calcext:value-type="float">
            <text:p>100.00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7"/>
          <table:table-cell table:style-name="ce1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exander Schenkel</meta:initial-creator>
    <meta:creation-date>2020-01-15T10:31:20.642815799</meta:creation-date>
    <dc:date>2020-01-15T10:31:54.451811031</dc:date>
    <dc:creator>Alexander Schenkel</dc:creator>
    <meta:editing-duration>PT34S</meta:editing-duration>
    <meta:editing-cycles>1</meta:editing-cycles>
    <meta:document-statistic meta:table-count="1" meta:cell-count="165" meta:object-count="0"/>
    <meta:generator>LibreOffice/6.3.3.2$MacOSX_X86_64 LibreOffice_project/a64200df03143b798afd1ec74a12ab50359878ed</meta:generator>
  </office:meta>
</office:document-meta>
</file>